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2" style:family="presentation" style:parent-style-name="預設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預設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預設_20_1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.19cm" fo:margin-bottom="0.5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justify" fo:text-indent="0cm"/>
    </style:style>
    <style:style style:name="T1" style:family="text">
      <style:text-properties fo:color="#88a54e" style:text-line-through-style="none" fo:font-family="Constant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88a54e" style:text-line-through-style="none" fo:font-family="Constantia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3" style:family="text">
      <style:text-properties fo:color="#000000" style:text-line-through-style="none" fo:font-family="Constanti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4" style:family="text">
      <style:text-properties fo:color="#000000" style:text-line-through-style="none" style:text-position="super 58%" fo:font-family="Constanti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5" style:family="text">
      <style:text-properties fo:color="#ff3333" style:text-line-through-style="none" fo:font-family="Constanti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">
        <style:list-level-properties text:space-before="0.001cm" text:min-label-width="0.761cm"/>
        <style:text-properties fo:font-family="'Wingdings 2'" fo:color="#4f81bd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name="副標題 2" presentation:style-name="pr1" draw:text-style-name="P3" draw:layer="layout" svg:width="17.779cm" svg:height="9.431cm" svg:x="3.81cm" svg:y="7.832cm" presentation:class="subtitle" presentation:user-transformed="true">
          <draw:text-box>
            <text:p text:style-name="P1"><text:span text:style-name="T1"/></text:p>
            <text:p text:style-name="P1"><text:span text:style-name="T1">站在巨人的肩膀上</text:span><text:span text:style-name="T1">:</text:span></text:p>
            <text:p text:style-name="P1"><text:span text:style-name="T1">善用函式庫</text:span></text:p>
            <text:p text:style-name="P2"><text:span text:style-name="T1"/></text:p>
          </draw:text-box>
        </draw:frame>
        <draw:frame draw:name="標題 1" presentation:style-name="pr2" draw:text-style-name="P3" draw:layer="layout" svg:width="21.589cm" svg:height="4.867cm" svg:x="1.905cm" svg:y="1.058cm" presentation:class="title" presentation:user-transformed="true">
          <draw:text-box>
            <text:p text:style-name="P1"><text:span text:style-name="T2">長了翅膀的</text:span><text:span text:style-name="T2">python:</text:span><text:span text:style-name="T2"><text:line-break/></text:span><text:span text:style-name="T2">函式庫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布林運算式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甚麼是函式庫</text:span><text:span text:style-name="T2">?</text:span></text:p>
          </draw:text-box>
        </draw:frame>
        <draw:frame draw:name="內容版面配置區 2" presentation:style-name="pr5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函式庫是別人寫好的一套程式，可供我們載入使用。</text:span></text:p>
                <text:list>
                  <text:list-item>
                    <text:p text:style-name="P5"><text:span text:style-name="T3">別人包括 </text:span><text:span text:style-name="T3">python</text:span><text:span text:style-name="T3">，第三方，或我們自己。</text:span></text:p>
                  </text:list-item>
                </text:list>
              </text:list-item>
              <text:list-item>
                <text:p text:style-name="P5"><text:span text:style-name="T3">用 </text:span><text:span text:style-name="T3">import </text:span><text:span text:style-name="T3">指令來匯入函式庫</text:span></text:p>
                <text:list>
                  <text:list-item>
                    <text:p text:style-name="P5"><text:span text:style-name="T3">import <text:s/>XXX</text:span></text:p>
                  </text:list-item>
                  <text:list-item>
                    <text:p text:style-name="P5"><text:span text:style-name="T3">在 </text:span><text:span text:style-name="T3">python </text:span><text:span text:style-name="T3">中，任何 </text:span><text:span text:style-name="T3">ooo.py </text:span><text:span text:style-name="T3">檔案均可 </text:span><text:span text:style-name="T3">import</text:span></text:p>
                  </text:list-item>
                  <text:list-item>
                    <text:p text:style-name="P5"><text:span text:style-name="T3">import </text:span><text:span text:style-name="T3">時，不可加副檔名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函式庫</text:span></text:p>
          </draw:text-box>
        </draw:frame>
        <draw:frame draw:name="內容版面配置區 2" presentation:style-name="pr5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三種不同的工具</text:span></text:p>
                <text:list>
                  <text:list-item>
                    <text:p text:style-name="P5"><text:span text:style-name="T3">內建函式</text:span><text:span text:style-name="T3">: </text:span><text:span text:style-name="T3">直接可以使用，如 </text:span><text:span text:style-name="T3">len(), print()....</text:span></text:p>
                  </text:list-item>
                  <text:list-item>
                    <text:p text:style-name="P5"><text:span text:style-name="T3">標準函式庫</text:span><text:span text:style-name="T3">: </text:span><text:span text:style-name="T3">也是內建，但須 </text:span><text:span text:style-name="T3">import </text:span><text:span text:style-name="T3">才能使用</text:span><text:span text:style-name="T3"><text:line-break/></text:span><text:span text:style-name="T3"> <text:s text:c="19"/>如 </text:span><text:span text:style-name="T3">math.sin(), random.random()..</text:span></text:p>
                  </text:list-item>
                  <text:list-item>
                    <text:p text:style-name="P5"><text:span text:style-name="T3">第三方套件</text:span><text:span text:style-name="T3">: </text:span><text:span text:style-name="T3">需另外安裝才能使用，如 </text:span><text:span text:style-name="T3">panda</text:span></text:p>
                  </text:list-item>
                </text:list>
              </text:list-item>
              <text:list-item>
                <text:p text:style-name="P5"><text:span text:style-name="T3"><text:s/></text:span><text:span text:style-name="T3">觀念驗證</text:span><text:span text:style-name="T3">: 34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math</text:span><text:span text:style-name="T2">函式庫</text:span></text:p>
          </draw:text-box>
        </draw:frame>
        <draw:frame draw:name="內容版面配置區 2" presentation:style-name="pr5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import math</text:span></text:p>
              </text:list-item>
              <text:list-item>
                <text:p text:style-name="P4"><text:span text:style-name="T3">help(math)</text:span></text:p>
              </text:list-item>
              <text:list-item>
                <text:p text:style-name="P4"><text:span text:style-name="T3">應用實例</text:span><text:span text:style-name="T3">: </text:span><text:span text:style-name="T3">棒球的傳球與接球</text:span></text:p>
                <text:list>
                  <text:list-item>
                    <text:p text:style-name="P5"><text:span text:style-name="T3">兩人的距離</text:span></text:p>
                  </text:list-item>
                  <text:list-item>
                    <text:p text:style-name="P5"><text:span text:style-name="T3">傳球的初速與仰角</text:span></text:p>
                  </text:list-item>
                  <text:list-item>
                    <text:p text:style-name="P5"><text:span text:style-name="T3">判斷是否可接到球</text:span><text:span text:style-name="T3">(</text:span><text:span text:style-name="T3">有容許誤差</text:span><text:span text:style-name="T3">)</text:span></text:p>
                  </text:list-item>
                  <text:list-item>
                    <text:p text:style-name="P5"><text:span text:style-name="T3">公式</text:span><text:span text:style-name="T3">: distance = V</text:span><text:span text:style-name="T4">2</text:span><text:span text:style-name="T3"> * 2sin(a)cos(a)</text:span></text:p>
                  </text:list-item>
                  <text:list-item>
                    <text:p text:style-name="P5"><text:span text:style-name="T3">程式 </text:span><text:span text:style-name="T3">34.1</text:span></text:p>
                  </text:list-item>
                </text:list>
              </text:list-item>
              <text:list-item>
                <text:p text:style-name="P5"><text:span text:style-name="T3">觀念驗證 </text:span><text:span text:style-name="T3">34.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math</text:span><text:span text:style-name="T2">函式庫</text:span></text:p>
          </draw:text-box>
        </draw:frame>
        <draw:frame draw:name="內容版面配置區 2" presentation:style-name="pr5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import math</text:span></text:p>
              </text:list-item>
              <text:list-item>
                <text:p text:style-name="P4"><text:span text:style-name="T3">help(math)</text:span></text:p>
              </text:list-item>
              <text:list-item>
                <text:p text:style-name="P4"><text:span text:style-name="T3">應用實例</text:span><text:span text:style-name="T3">: </text:span><text:span text:style-name="T3">棒球的傳球與接球</text:span></text:p>
                <text:list>
                  <text:list-item>
                    <text:p text:style-name="P5"><text:span text:style-name="T3">兩人的距離及傳球的初速與仰角</text:span></text:p>
                  </text:list-item>
                  <text:list-item>
                    <text:p text:style-name="P5"><text:span text:style-name="T3">判斷是否可接到球</text:span><text:span text:style-name="T3">(</text:span><text:span text:style-name="T3">有容許誤差</text:span><text:span text:style-name="T3">)</text:span></text:p>
                  </text:list-item>
                  <text:list-item>
                    <text:p text:style-name="P5"><text:span text:style-name="T3">公式</text:span><text:span text:style-name="T3">: distance = V</text:span><text:span text:style-name="T4">2</text:span><text:span text:style-name="T3"> * 2sin(a)cos(a)</text:span></text:p>
                  </text:list-item>
                  <text:list-item>
                    <text:p text:style-name="P5"><text:span text:style-name="T3">程式 </text:span><text:span text:style-name="T3">34.1</text:span></text:p>
                  </text:list-item>
                </text:list>
              </text:list-item>
              <text:list-item>
                <text:p text:style-name="P5"><text:span text:style-name="T3">觀念驗證 </text:span><text:span text:style-name="T3">34.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random</text:span><text:span text:style-name="T2">函式庫</text:span></text:p>
          </draw:text-box>
        </draw:frame>
        <draw:frame draw:name="內容版面配置區 2" presentation:style-name="pr5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import random</text:span></text:p>
              </text:list-item>
              <text:list-item>
                <text:p text:style-name="P4"><text:span text:style-name="T3">help(random)</text:span></text:p>
                <text:list>
                  <text:list-item>
                    <text:p text:style-name="P5"><text:span text:style-name="T3">random.choice(container) # </text:span><text:span text:style-name="T3">隨機取一個</text:span></text:p>
                  </text:list-item>
                  <text:list-item>
                    <text:p text:style-name="P5"><text:span text:style-name="T3">random.sample(container,n) # </text:span><text:span text:style-name="T3">隨機取 </text:span><text:span text:style-name="T3">n </text:span><text:span text:style-name="T3">個</text:span><text:span text:style-name="T3"><text:line-break/></text:span><text:span text:style-name="T3">傳回一 </text:span><text:span text:style-name="T3">list</text:span></text:p>
                  </text:list-item>
                  <text:list-item>
                    <text:p text:style-name="P5"><text:span text:style-name="T3">random.random() # </text:span><text:span text:style-name="T3">傳回一 </text:span><text:span text:style-name="T3">0~1 </text:span><text:span text:style-name="T3">的隨機浮點數</text:span></text:p>
                  </text:list-item>
                  <text:list-item>
                    <text:p text:style-name="P5"><text:span text:style-name="T3">程式</text:span><text:span text:style-name="T3">34.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隨機種子</text:span></text:p>
          </draw:text-box>
        </draw:frame>
        <draw:frame draw:name="內容版面配置區 2" presentation:style-name="pr5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電腦所產生的亂數是虛擬亂數</text:span><text:span text:style-name="T3">(psudo random)</text:span><text:span text:style-name="T3"><text:line-break/></text:span><text:span text:style-name="T3">因受</text:span><text:span text:style-name="T5">隨機種子</text:span><text:span text:style-name="T3">決定。</text:span></text:p>
                <text:list>
                  <text:list-item>
                    <text:p text:style-name="P5"><text:span text:style-name="T3">缺點</text:span><text:span text:style-name="T3">: </text:span><text:span text:style-name="T3">非真正亂數。</text:span></text:p>
                  </text:list-item>
                  <text:list-item>
                    <text:p text:style-name="P5"><text:span text:style-name="T3">優點</text:span><text:span text:style-name="T3">: </text:span><text:span text:style-name="T3">可控制，方便測試程式。</text:span></text:p>
                  </text:list-item>
                </text:list>
              </text:list-item>
              <text:list-item>
                <text:p text:style-name="P5"><text:span text:style-name="T3">隨機種子</text:span></text:p>
                <text:list>
                  <text:list-item>
                    <text:list>
                      <text:list-item>
                        <text:p text:style-name="P5"><text:span text:style-name="T3">通常選當下時間的毫秒數</text:span></text:p>
                      </text:list-item>
                      <text:list-item>
                        <text:p text:style-name="P5"><text:span text:style-name="T3">random.seed(n) </text:span><text:span text:style-name="T3">可設定隨機種子，</text:span><text:span text:style-name="T3">n</text:span><text:span text:style-name="T3">為整數</text:span></text:p>
                      </text:list-item>
                      <text:list-item>
                        <text:p text:style-name="P5"><text:span text:style-name="T3">Python </text:span><text:span text:style-name="T3">採用</text:span><text:span text:style-name="T3">mersenne twister </text:span><text:span text:style-name="T3">演算法，</text:span><text:span text:style-name="T3"><text:line-break/></text:span><text:span text:style-name="T3">2</text:span><text:span text:style-name="T4">19937</text:span><text:span text:style-name="T3">-1 </text:span><text:span text:style-name="T3">次之後才會重複。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time </text:span><text:span text:style-name="T2">函式庫</text:span></text:p>
          </draw:text-box>
        </draw:frame>
        <draw:frame draw:name="內容版面配置區 2" presentation:style-name="pr5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時間</text:span><text:span text:style-name="T3">(</text:span><text:span text:style-name="T3">年，月，時，分，秒</text:span><text:span text:style-name="T3">)</text:span><text:span text:style-name="T3">的運用很廣泛。</text:span></text:p>
              </text:list-item>
              <text:list-item>
                <text:p text:style-name="P4"><text:span text:style-name="T3">import time</text:span></text:p>
              </text:list-item>
              <text:list-item>
                <text:p text:style-name="P4"><text:span text:style-name="T3">help(time)</text:span></text:p>
              </text:list-item>
              <text:list-item>
                <text:p text:style-name="P4"><text:span text:style-name="T3">使用 </text:span><text:span text:style-name="T3">time.time() </text:span><text:span text:style-name="T3">計算時間差</text:span></text:p>
                <text:list>
                  <text:list-item>
                    <text:p text:style-name="P5"><text:span text:style-name="T3">兩種演算法孰優孰劣</text:span><text:span text:style-name="T3">?</text:span><text:span text:style-name="T3"><text:line-break/></text:span><text:span text:style-name="T3">各執行</text:span><text:span text:style-name="T3">100</text:span><text:span text:style-name="T3">萬次，比較其耗費的時間</text:span></text:p>
                  </text:list-item>
                  <text:list-item>
                    <text:p text:style-name="P5"><text:span text:style-name="T3">程式 </text:span><text:span text:style-name="T3">34.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time </text:span><text:span text:style-name="T2">函式庫</text:span></text:p>
          </draw:text-box>
        </draw:frame>
        <draw:frame draw:name="內容版面配置區 2" presentation:style-name="pr5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time.time() </text:span><text:span text:style-name="T3">的傳回值</text:span></text:p>
                <text:list>
                  <text:list-item>
                    <text:p text:style-name="P5"><text:span text:style-name="T3">從 </text:span><text:span text:style-name="T3">1970/1/1 </text:span><text:span text:style-name="T3">零時至現在的秒數</text:span></text:p>
                  </text:list-item>
                </text:list>
              </text:list-item>
              <text:list-item>
                <text:p text:style-name="P5"><text:span text:style-name="T3">比較簡單的格式是 </text:span><text:span text:style-name="T3">time.localtime()</text:span><text:span text:style-name="T3">，傳回一個</text:span><text:span text:style-name="T3"><text:line-break/></text:span><text:span text:style-name="T3">struct_time </text:span><text:span text:style-name="T3">類別的物件，包含</text:span><text:span text:style-name="T3">9</text:span><text:span text:style-name="T3">個欄位的整數。</text:span></text:p>
                <text:list>
                  <text:list-item>
                    <text:p text:style-name="P5"><text:span text:style-name="T3">t = time.localtime()</text:span></text:p>
                  </text:list-item>
                  <text:list-item>
                    <text:p text:style-name="P5"><text:span text:style-name="T3">t[0] --&gt; </text:span><text:span text:style-name="T3">年份</text:span></text:p>
                  </text:list-item>
                  <text:list-item>
                    <text:p text:style-name="P5"><text:span text:style-name="T3">t[1] --&gt; </text:span><text:span text:style-name="T3">月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time </text:span><text:span text:style-name="T2">函式庫</text:span></text:p>
          </draw:text-box>
        </draw:frame>
        <draw:frame draw:name="內容版面配置區 2" presentation:style-name="pr5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暫停程式</text:span></text:p>
                <text:list>
                  <text:list-item>
                    <text:p text:style-name="P5"><text:span text:style-name="T3">time.sleep(n) # n </text:span><text:span text:style-name="T3">為暫停的秒數</text:span></text:p>
                  </text:list-item>
                  <text:list-item>
                    <text:p text:style-name="P5"><text:span text:style-name="T3">程式 </text:span><text:span text:style-name="T3">34.4</text:span></text:p>
                  </text:list-item>
                  <text:list-item>
                    <text:p text:style-name="P5"><text:span text:style-name="T3">觀念驗證 </text:span><text:span text:style-name="T3">34.4</text:span></text:p>
                  </text:list-item>
                </text:list>
              </text:list-item>
              <text:list-item>
                <text:p text:style-name="P5"><text:span text:style-name="T3">練習 <text:s/></text:span><text:span text:style-name="T3">p.34-14 Q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圖形化介面函式庫</text:span></text:p>
          </draw:text-box>
        </draw:frame>
        <draw:frame draw:name="內容版面配置區 2" presentation:style-name="pr5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今日，我們與電腦的互動已大量使用圖形化介面。</text:span></text:p>
                <text:list>
                  <text:list-item>
                    <text:p text:style-name="P5"><text:span text:style-name="T3">按鈕，拖曳視窗，開啟功能表，</text:span><text:span text:style-name="T3">....</text:span></text:p>
                  </text:list-item>
                  <text:list-item>
                    <text:p text:style-name="P5"><text:span text:style-name="T3">此通稱為圖形化使用者介面</text:span><text:span text:style-name="T3">(GUI)</text:span></text:p>
                  </text:list-item>
                  <text:list-item>
                    <text:p text:style-name="P5"><text:span text:style-name="T3">Python </text:span><text:span text:style-name="T3">提供的 </text:span><text:span text:style-name="T3">GUI </text:span><text:span text:style-name="T3">函式庫叫做 </text:span><text:span text:style-name="T3">tkin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tkinter</text:span></text:p>
          </draw:text-box>
        </draw:frame>
        <draw:frame draw:name="內容版面配置區 2" presentation:style-name="pr5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5"><text:span text:style-name="T3">此函式庫定義了許多跟視窗有關的元件類別。</text:span></text:p>
                <text:list>
                  <text:list-item>
                    <text:p text:style-name="P5"><text:span text:style-name="T3">表</text:span><text:span text:style-name="T3">35.1</text:span></text:p>
                  </text:list-item>
                </text:list>
              </text:list-item>
              <text:list-item>
                <text:p text:style-name="P6"><text:span text:style-name="T3">其中，最重要的類別叫</text:span><text:span text:style-name="T3">Tk</text:span><text:span text:style-name="T3">。這是主視窗類別</text:span></text:p>
                <text:list>
                  <text:list-item>
                    <text:p text:style-name="P5"><text:span text:style-name="T3">tkinter </text:span><text:span text:style-name="T3">中，所有類別名都是大寫開頭。</text:span></text:p>
                  </text:list-item>
                  <text:list-item>
                    <text:p text:style-name="P5"><text:span text:style-name="T3">import tkinter</text:span><text:span text:style-name="T3"><text:line-break/></text:span><text:span text:style-name="T3">win = tkinter.Tk() <text:s/># </text:span><text:span text:style-name="T3">建立一個視窗物件</text:span><text:span text:style-name="T3"><text:line-break/></text:span><text:span text:style-name="T3">win.geometry('800x600') <text:s/># </text:span><text:span text:style-name="T3">設定式窗大小</text:span><text:span text:style-name="T3"><text:line-break/></text:span><text:span text:style-name="T3">win.title('my first GUI') <text:s/># </text:span><text:span text:style-name="T3">設定式窗標題</text:span><text:span text:style-name="T3"><text:line-break/></text:span><text:span text:style-name="T3">win.configure(background = 'blue') #</text:span><text:span text:style-name="T3">設定背景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在視窗中加入其它元件</text:span></text:p>
          </draw:text-box>
        </draw:frame>
        <draw:frame draw:name="內容版面配置區 2" presentation:style-name="pr5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5"><text:span text:style-name="T3">所有可用元件在表</text:span><text:span text:style-name="T3">35.1</text:span></text:p>
              </text:list-item>
              <text:list-item>
                <text:p text:style-name="P5"><text:span text:style-name="T3">首先要建立元件</text:span></text:p>
                <text:list>
                  <text:list-item>
                    <text:p text:style-name="P5"><text:span text:style-name="T3">btn = tkinger.Button(win, text = 'good', bg= 'red')</text:span></text:p>
                  </text:list-item>
                  <text:list-item>
                    <text:p text:style-name="P5"><text:span text:style-name="T3">第一個參數代表此元件要置於哪個視窗</text:span></text:p>
                  </text:list-item>
                </text:list>
              </text:list-item>
              <text:list-item>
                <text:p text:style-name="P5"><text:span text:style-name="T3">接著要決定元件要置於視窗的甚麼角落</text:span></text:p>
                <text:list>
                  <text:list-item>
                    <text:p text:style-name="P5"><text:span text:style-name="T3">btn.pack() <text:s/># </text:span><text:span text:style-name="T3">沒有參數，意指讓系統自動擺放</text:span></text:p>
                  </text:list-item>
                </text:list>
              </text:list-item>
              <text:list-item>
                <text:p text:style-name="P5"><text:span text:style-name="T3">其它元件的加入於此類推</text:span></text:p>
                <text:list>
                  <text:list-item>
                    <text:p text:style-name="P5"><text:span text:style-name="T3">程式 </text:span><text:span text:style-name="T3">35.2</text:span></text:p>
                  </text:list-item>
                </text:list>
              </text:list-item>
              <text:list-item>
                <text:p text:style-name="P5"><text:span text:style-name="T3">觀念驗證 </text:span><text:span text:style-name="T3">35.2</text:span><text:span text:style-name="T3">，</text:span><text:span text:style-name="T3">35.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處理按鈕事件</text:span></text:p>
          </draw:text-box>
        </draw:frame>
        <draw:frame draw:name="內容版面配置區 2" presentation:style-name="pr5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5"><text:span text:style-name="T3">視窗程式常稱為「事件驅動」程式</text:span><text:span text:style-name="T3"><text:line-break/></text:span><text:span text:style-name="T3">event driven programming</text:span></text:p>
              </text:list-item>
              <text:list-item>
                <text:p text:style-name="P5"><text:span text:style-name="T3">當使用者操作視窗元件時</text:span><text:span text:style-name="T3">(</text:span><text:span text:style-name="T3">如點擊、輸入文字</text:span><text:span text:style-name="T3">)</text:span><text:span text:style-name="T3">，</text:span><text:span text:style-name="T3"><text:line-break/></text:span><text:span text:style-name="T3">程式必須有所回應，此稱為事件驅動。</text:span></text:p>
              </text:list-item>
              <text:list-item>
                <text:p text:style-name="P5"><text:span text:style-name="T3">建立元件時，可以在參數中指定，使用者操作此元件</text:span><text:span text:style-name="T3"><text:line-break/></text:span><text:span text:style-name="T3">要如何回應</text:span><text:span text:style-name="T3">(</text:span><text:span text:style-name="T3">也就是要執行甚麼程式</text:span><text:span text:style-name="T3">)</text:span></text:p>
              </text:list-item>
              <text:list-item>
                <text:p text:style-name="P5"><text:span text:style-name="T3">程式</text:span><text:span text:style-name="T3">35.3 </text:span><text:span text:style-name="T3">， </text:span><text:span text:style-name="T3">35.4</text:span></text:p>
              </text:list-item>
              <text:list-item>
                <text:p text:style-name="P5"><text:span text:style-name="T3"><text:s/></text:span><text:span text:style-name="T3">練習 </text:span><text:span text:style-name="T3">p34-11, Q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範例程式</text:span><text:span text:style-name="T2">: </text:span><text:span text:style-name="T2">抓人遊戲</text:span></text:p>
          </draw:text-box>
        </draw:frame>
        <draw:frame draw:name="內容版面配置區 2" presentation:style-name="pr5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5"><text:span text:style-name="T3">請自行研讀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3" draw:display-name="Dash 3" draw:style="rect" draw:dots2="1" draw:dots2-length="0.105cm" draw:distance="0.03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eeece1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onstantia" fo:font-size="27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zh" style:country-asian="TW" style:font-style-asian="normal" style:font-weight-asian="normal" style:font-family-complex="Mangal" style:font-family-generic-complex="system" style:font-pitch-complex="variable" style:font-size-complex="27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-outline2" style:family="presentation" style:parent-style-name="預設-outline1">
      <style:paragraph-properties fo:margin-top="0cm" fo:margin-bottom="0.4cm" fo:text-align="start" style:punctuation-wrap="hanging" style:writing-mode="lr-tb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-outline3" style:family="presentation" style:parent-style-name="預設-outline2">
      <style:paragraph-properties fo:margin-top="0cm" fo:margin-bottom="0.3cm" fo:text-align="start" style:punctuation-wrap="hanging" style:writing-mode="lr-tb"/>
      <style:text-properties fo:color="#1f497d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-outline4" style:family="presentation" style:parent-style-name="預設-outline3">
      <style:paragraph-properties fo:margin-top="0cm" fo:margin-bottom="0.2cm" fo:text-align="start" style:punctuation-wrap="hanging" style:writing-mode="lr-tb"/>
      <style:text-properties fo:color="#000000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onstantia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Mang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background" style:display-name="預設 1-background" style:family="presentation">
      <style:graphic-properties draw:stroke="none" draw:fill="solid" draw:fill-color="#eeece1"/>
      <style:text-properties style:letter-kerning="true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onstantia" fo:font-size="27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zh" style:country-asian="TW" style:font-style-asian="normal" style:font-weight-asian="normal" style:font-family-complex="Mangal" style:font-family-generic-complex="system" style:font-pitch-complex="variable" style:font-size-complex="27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outline2" style:display-name="預設 1-outline2" style:family="presentation" style:parent-style-name="預設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_20_1-outline3" style:display-name="預設 1-outline3" style:family="presentation" style:parent-style-name="預設_20_1-outline2">
      <style:paragraph-properties fo:margin-top="0cm" fo:margin-bottom="0.3cm" fo:text-align="start" style:punctuation-wrap="hanging" style:writing-mode="lr-tb"/>
      <style:text-properties fo:color="#1f497d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_20_1-outline4" style:display-name="預設 1-outline4" style:family="presentation" style:parent-style-name="預設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_20_1-outline5" style:display-name="預設 1-outline5" style:family="presentation" style:parent-style-name="預設_20_1-outline4">
      <style:paragraph-properties fo:margin-top="0cm" fo:margin-bottom="0.1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cm" fo:margin-bottom="0.1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cm" fo:margin-bottom="0.1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cm" fo:margin-bottom="0.1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cm" fo:margin-bottom="0.1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onstantia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Mang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eece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fo:min-height="0cm" fo:min-width="0cm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bbb59" draw:textarea-vertical-align="middle" draw:auto-grow-height="false" fo:min-height="0cm" fo:min-width="0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88a54e" draw:stroke-linejoin="miter" draw:fill="none" draw:textarea-vertical-align="middle" draw:auto-grow-height="false" fo:min-height="0cm" fo:min-width="0cm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dash" draw:stroke-dash="Dash_20_3" svg:stroke-width="0.026cm" svg:stroke-color="#88a54e" draw:stroke-linejoin="round" draw:fill="none" draw:textarea-horizontal-align="center" draw:textarea-vertical-align="middle" draw:auto-grow-height="false" fo:padding-top="0.127cm" fo:padding-bottom="0.127cm" fo:padding-left="0.254cm" fo:padding-right="0.254cm" fo:wrap-option="no-wrap"/>
    </style:style>
    <style:style style:name="Mgr7" style:family="graphic" style:parent-style-name="standard">
      <style:graphic-properties draw:stroke="none" svg:stroke-width="0.044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141cm" svg:stroke-color="#88a54e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dash" draw:stroke-dash="Dash_20_3" svg:stroke-width="0.032cm" svg:stroke-color="#88a54e" draw:stroke-linejoin="round" draw:fill="none" draw:textarea-horizontal-align="center" draw:textarea-vertical-align="middle" draw:auto-grow-height="false" fo:padding-top="0.127cm" fo:padding-bottom="0.127cm" fo:padding-left="0.254cm" fo:padding-right="0.254cm" fo:wrap-option="no-wrap"/>
    </style:style>
    <style:style style:name="Mpr1" style:family="presentation" style:parent-style-name="預設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預設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3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4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預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預設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預設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預設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預設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55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27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88a54e" style:text-line-through-style="none" fo:font-family="Constantia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4" style:family="text">
      <style:text-properties fo:color="#88a54e" style:text-line-through-style="none" fo:font-family="Constantia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5" style:family="text">
      <style:text-properties fo:color="#000000" style:text-line-through-style="none" fo:font-family="Constanti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6" style:family="text">
      <style:text-properties fo:color="#1f497d" style:text-line-through-style="none" fo:font-family="Constant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1f497d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">
        <style:list-level-properties text:space-before="0.001cm" text:min-label-width="0.761cm"/>
        <style:text-properties fo:font-family="'Wingdings 2'" fo:color="#4f81bd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">
        <style:list-level-properties text:space-before="0.001cm" text:min-label-width="0.761cm"/>
        <style:text-properties fo:font-family="'Wingdings 2'" fo:color="#4f81bd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c0504d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001cm" text:min-label-width="0.761cm"/>
        <style:text-properties fo:font-family="'Wingdings 2'" fo:color="#4f81bd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c0504d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fo:color="#9bbb59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001cm" text:min-label-width="0.761cm"/>
        <style:text-properties fo:font-family="'Wingdings 2'" fo:color="#4f81bd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c0504d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fo:color="#9bbb59" fo:font-size="75%"/>
      </text:list-level-style-bullet>
      <text:list-level-style-bullet text:level="4" text:bullet-char="">
        <style:list-level-properties text:space-before="2.414cm" text:min-label-width="0.634cm"/>
        <style:text-properties fo:font-family="Wingdings" fo:color="#8064a2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001cm" text:min-label-width="0.761cm"/>
        <style:text-properties fo:font-family="'Wingdings 2'" fo:color="#4f81bd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c0504d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fo:color="#9bbb59" fo:font-size="75%"/>
      </text:list-level-style-bullet>
      <text:list-level-style-bullet text:level="4" text:bullet-char="">
        <style:list-level-properties text:space-before="2.414cm" text:min-label-width="0.634cm"/>
        <style:text-properties fo:font-family="Wingdings" fo:color="#8064a2" fo:font-size="70%"/>
      </text:list-level-style-bullet>
      <text:list-level-style-bullet text:level="5" text:bullet-char="•">
        <style:list-level-properties text:space-before="3.176cm" text:min-label-width="0.634cm"/>
        <style:text-properties fo:font-family="StarSymbol" fo:color="#4bacc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custom-shape draw:name="矩形 16" draw:style-name="Mgr3" draw:text-style-name="MP3" draw:layer="backgroundobjects" svg:width="25.399cm" svg:height="0.422cm" svg:x="0cm" svg:y="18.627cm">
        <text:p/>
        <draw:enhanced-geometry svg:viewBox="0 0 21600 21600" draw:type="rectangle" draw:enhanced-path="M 0 0 L 21600 0 21600 21600 0 21600 0 0 Z N"/>
      </draw:custom-shape>
      <draw:custom-shape draw:name="矩形 15" draw:style-name="Mgr3" draw:text-style-name="MP3" draw:layer="backgroundobjects" svg:width="25.399cm" svg:height="3.869cm" svg:x="0cm" svg:y="0cm">
        <text:p/>
        <draw:enhanced-geometry svg:viewBox="0 0 21600 21600" draw:type="rectangle" draw:enhanced-path="M 0 0 L 21600 0 21600 21600 0 21600 0 0 Z N"/>
      </draw:custom-shape>
      <draw:custom-shape draw:name="矩形 17" draw:style-name="Mgr3" draw:text-style-name="MP3" draw:layer="backgroundobjects" svg:width="0.422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矩形 18" draw:style-name="Mgr3" draw:text-style-name="MP3" draw:layer="backgroundobjects" svg:width="0.422cm" svg:height="19.049cm" svg:x="24.977cm" svg:y="0cm">
        <text:p/>
        <draw:enhanced-geometry svg:viewBox="0 0 21600 21600" draw:type="rectangle" draw:enhanced-path="M 0 0 L 21600 0 21600 21600 0 21600 0 0 Z N"/>
      </draw:custom-shape>
      <draw:custom-shape draw:name="矩形 8" draw:style-name="Mgr4" draw:text-style-name="MP3" draw:layer="backgroundobjects" svg:width="24.535cm" svg:height="0.859cm" svg:x="0.415cm" svg:y="17.746cm">
        <text:p/>
        <draw:enhanced-geometry svg:viewBox="0 0 21600 21600" draw:type="rectangle" draw:enhanced-path="M 0 0 L 21600 0 21600 21600 0 21600 0 0 Z N"/>
      </draw:custom-shape>
      <draw:custom-shape draw:name="矩形 7" draw:style-name="Mgr5" draw:text-style-name="MP3" draw:layer="backgroundobjects" svg:width="24.535cm" svg:height="18.185cm" svg:x="0.423cm" svg:y="0.432cm">
        <text:p/>
        <draw:enhanced-geometry svg:viewBox="0 0 21600 21600" draw:type="rectangle" draw:enhanced-path="M 0 0 L 21600 0 21600 21600 0 21600 0 0 Z N"/>
      </draw:custom-shape>
      <draw:line draw:name="直線接點 9" draw:style-name="Mgr6" draw:text-style-name="MP4" draw:layer="backgroundobjects" svg:x1="0.423cm" svg:y1="3.546cm" svg:x2="24.959cm" svg:y2="3.546cm">
        <text:p/>
      </draw:line>
      <draw:custom-shape draw:name="橢圓 11" draw:style-name="Mgr7" draw:text-style-name="MP3" draw:layer="backgroundobjects" svg:width="1.692cm" svg:height="1.692cm" svg:x="11.853cm" svg:y="2.65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橢圓 14" draw:style-name="Mgr8" draw:text-style-name="MP3" draw:layer="backgroundobjects" svg:width="1.167cm" svg:height="1.167cm" svg:x="12.116cm" svg:y="2.9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矩形 14" draw:style-name="Mgr3" draw:text-style-name="MP3" draw:layer="backgroundobjects" svg:width="25.399cm" svg:height="0.422cm" svg:x="0cm" svg:y="18.627cm">
        <text:p/>
        <draw:enhanced-geometry svg:viewBox="0 0 21600 21600" draw:type="rectangle" draw:enhanced-path="M 0 0 L 21600 0 21600 21600 0 21600 0 0 Z N"/>
      </draw:custom-shape>
      <draw:custom-shape draw:name="矩形 18" draw:style-name="Mgr3" draw:text-style-name="MP3" draw:layer="backgroundobjects" svg:width="0.422cm" svg:height="19.049cm" svg:x="24.977cm" svg:y="0.008cm">
        <text:p/>
        <draw:enhanced-geometry svg:viewBox="0 0 21600 21600" draw:type="rectangle" draw:enhanced-path="M 0 0 L 21600 0 21600 21600 0 21600 0 0 Z N"/>
      </draw:custom-shape>
      <draw:custom-shape draw:name="矩形 17" draw:style-name="Mgr3" draw:text-style-name="MP3" draw:layer="backgroundobjects" svg:width="0.422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矩形 15" draw:style-name="Mgr3" draw:text-style-name="MP3" draw:layer="backgroundobjects" svg:width="25.399cm" svg:height="6.984cm" svg:x="0cm" svg:y="0cm">
        <text:p/>
        <draw:enhanced-geometry svg:viewBox="0 0 21600 21600" draw:type="rectangle" draw:enhanced-path="M 0 0 L 21600 0 21600 21600 0 21600 0 0 Z N"/>
      </draw:custom-shape>
      <draw:custom-shape draw:name="矩形 11" draw:style-name="Mgr4" draw:text-style-name="MP3" draw:layer="backgroundobjects" svg:width="24.535cm" svg:height="0.859cm" svg:x="0.406cm" svg:y="17.755cm">
        <text:p/>
        <draw:enhanced-geometry svg:viewBox="0 0 21600 21600" draw:type="rectangle" draw:enhanced-path="M 0 0 L 21600 0 21600 21600 0 21600 0 0 Z N"/>
      </draw:custom-shape>
      <draw:frame draw:name="日期版面配置區 27" presentation:style-name="Mpr1" draw:text-style-name="MP6" draw:layer="backgroundobjects" svg:width="8.457cm" svg:height="1.015cm" svg:x="16.087cm" svg:y="17.792cm" presentation:class="date-time" presentation:user-transformed="true">
        <draw:text-box>
          <text:p text:style-name="MP5"><text:span text:style-name="MT2"><text:date style:data-style-name="D1" text:date-value="2019-09-06">9/6/19</text:date></text:span></text:p>
        </draw:text-box>
      </draw:frame>
      <draw:frame draw:name="頁尾版面配置區 16" presentation:style-name="Mpr1" draw:text-style-name="MP7" draw:layer="backgroundobjects" svg:width="9.947cm" svg:height="1.015cm" svg:x="0.847cm" svg:y="17.808cm" presentation:class="footer" presentation:user-transformed="true">
        <draw:text-box>
          <text:p/>
        </draw:text-box>
      </draw:frame>
      <draw:line draw:name="直線接點 6" draw:style-name="Mgr9" draw:text-style-name="MP4" draw:layer="backgroundobjects" svg:x1="0.431cm" svg:y1="6.722cm" svg:x2="24.968cm" svg:y2="6.722cm">
        <text:p/>
      </draw:line>
      <draw:custom-shape draw:name="矩形 9" draw:style-name="Mgr5" draw:text-style-name="MP3" draw:layer="backgroundobjects" svg:width="24.535cm" svg:height="18.185cm" svg:x="0.423cm" svg:y="0.423cm">
        <text:p/>
        <draw:enhanced-geometry svg:viewBox="0 0 21600 21600" draw:type="rectangle" draw:enhanced-path="M 0 0 L 21600 0 21600 21600 0 21600 0 0 Z N"/>
      </draw:custom-shape>
      <draw:custom-shape draw:name="橢圓 12" draw:style-name="Mgr7" draw:text-style-name="MP3" draw:layer="backgroundobjects" svg:width="1.692cm" svg:height="1.692cm" svg:x="11.853cm" svg:y="5.87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橢圓 13" draw:style-name="Mgr8" draw:text-style-name="MP3" draw:layer="backgroundobjects" svg:width="1.167cm" svg:height="1.167cm" svg:x="12.116cm" svg:y="6.13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投影片編號版面配置區 28" presentation:style-name="Mpr1" draw:text-style-name="MP8" draw:layer="backgroundobjects" svg:width="1.269cm" svg:height="1.225cm" svg:x="12.065cm" svg:y="6.11cm" presentation:class="page-number" presentation:user-transformed="true">
        <draw:text-box>
          <text:p text:style-name="MP5"><text:span text:style-name="MT2"><text:page-number>&lt;編號&gt;</text:page-number></text:span></text:p>
        </draw:text-box>
      </draw:frame>
      <draw:frame draw:name="標題 7" presentation:style-name="Mpr2" draw:text-style-name="MP3" draw:layer="backgroundobjects" svg:width="21.589cm" svg:height="4.867cm" svg:x="1.905cm" svg:y="1.058cm" presentation:class="title" presentation:user-transformed="true">
        <draw:text-box>
          <text:p text:style-name="MP9"><text:span text:style-name="MT3">請按一下滑鼠，編輯標題文的格式。按一下以編輯母片標題樣式</text:span></text:p>
        </draw:text-box>
      </draw:frame>
      <draw:frame presentation:style-name="預設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20_1" style:display-name="預設 1" style:page-layout-name="PM1" draw:style-name="Mdp1">
      <draw:custom-shape draw:name="矩形 16" draw:style-name="Mgr3" draw:text-style-name="MP3" draw:layer="backgroundobjects" svg:width="25.399cm" svg:height="0.422cm" svg:x="0cm" svg:y="18.627cm">
        <text:p/>
        <draw:enhanced-geometry svg:viewBox="0 0 21600 21600" draw:type="rectangle" draw:enhanced-path="M 0 0 L 21600 0 21600 21600 0 21600 0 0 Z N"/>
      </draw:custom-shape>
      <draw:custom-shape draw:name="矩形 15" draw:style-name="Mgr3" draw:text-style-name="MP3" draw:layer="backgroundobjects" svg:width="25.399cm" svg:height="3.869cm" svg:x="0cm" svg:y="0cm">
        <text:p/>
        <draw:enhanced-geometry svg:viewBox="0 0 21600 21600" draw:type="rectangle" draw:enhanced-path="M 0 0 L 21600 0 21600 21600 0 21600 0 0 Z N"/>
      </draw:custom-shape>
      <draw:custom-shape draw:name="矩形 17" draw:style-name="Mgr3" draw:text-style-name="MP3" draw:layer="backgroundobjects" svg:width="0.422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矩形 18" draw:style-name="Mgr3" draw:text-style-name="MP3" draw:layer="backgroundobjects" svg:width="0.422cm" svg:height="19.049cm" svg:x="24.977cm" svg:y="0cm">
        <text:p/>
        <draw:enhanced-geometry svg:viewBox="0 0 21600 21600" draw:type="rectangle" draw:enhanced-path="M 0 0 L 21600 0 21600 21600 0 21600 0 0 Z N"/>
      </draw:custom-shape>
      <draw:custom-shape draw:name="矩形 8" draw:style-name="Mgr4" draw:text-style-name="MP3" draw:layer="backgroundobjects" svg:width="24.535cm" svg:height="0.859cm" svg:x="0.415cm" svg:y="17.746cm">
        <text:p/>
        <draw:enhanced-geometry svg:viewBox="0 0 21600 21600" draw:type="rectangle" draw:enhanced-path="M 0 0 L 21600 0 21600 21600 0 21600 0 0 Z N"/>
      </draw:custom-shape>
      <draw:custom-shape draw:name="矩形 7" draw:style-name="Mgr5" draw:text-style-name="MP3" draw:layer="backgroundobjects" svg:width="24.535cm" svg:height="18.185cm" svg:x="0.423cm" svg:y="0.432cm">
        <text:p/>
        <draw:enhanced-geometry svg:viewBox="0 0 21600 21600" draw:type="rectangle" draw:enhanced-path="M 0 0 L 21600 0 21600 21600 0 21600 0 0 Z N"/>
      </draw:custom-shape>
      <draw:line draw:name="直線接點 9" draw:style-name="Mgr6" draw:text-style-name="MP4" draw:layer="backgroundobjects" svg:x1="0.423cm" svg:y1="3.546cm" svg:x2="24.959cm" svg:y2="3.546cm">
        <text:p/>
      </draw:line>
      <draw:custom-shape draw:name="橢圓 11" draw:style-name="Mgr7" draw:text-style-name="MP3" draw:layer="backgroundobjects" svg:width="1.692cm" svg:height="1.692cm" svg:x="11.853cm" svg:y="2.65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橢圓 14" draw:style-name="Mgr8" draw:text-style-name="MP3" draw:layer="backgroundobjects" svg:width="1.167cm" svg:height="1.167cm" svg:x="12.116cm" svg:y="2.9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標題 1" presentation:style-name="Mpr5" draw:text-style-name="MP3" draw:layer="backgroundobjects" svg:width="23.706cm" svg:height="2.107cm" svg:x="0.838cm" svg:y="0.635cm" presentation:class="title" presentation:user-transformed="true">
        <draw:text-box>
          <text:p text:style-name="MP9"><text:span text:style-name="MT4">請按一下滑鼠，編輯標題文的格式。按一下以編輯母片標題樣式</text:span></text:p>
        </draw:text-box>
      </draw:frame>
      <draw:frame draw:name="日期版面配置區 3" presentation:style-name="Mpr6" draw:text-style-name="MP6" draw:layer="backgroundobjects" svg:width="8.457cm" svg:height="1.015cm" svg:x="16.087cm" svg:y="17.792cm" presentation:class="date-time" presentation:user-transformed="true">
        <draw:text-box>
          <text:p text:style-name="MP5"><text:span text:style-name="MT2"><text:date style:data-style-name="D1" text:date-value="2019-09-06">9/6/19</text:date></text:span></text:p>
        </draw:text-box>
      </draw:frame>
      <draw:frame draw:name="頁尾版面配置區 4" presentation:style-name="Mpr6" draw:text-style-name="MP7" draw:layer="backgroundobjects" svg:width="9.947cm" svg:height="1.015cm" svg:x="0.847cm" svg:y="17.808cm" presentation:class="footer" presentation:user-transformed="true">
        <draw:text-box>
          <text:p/>
        </draw:text-box>
      </draw:frame>
      <draw:frame draw:name="投影片編號版面配置區 5" presentation:style-name="Mpr6" draw:text-style-name="MP8" draw:layer="backgroundobjects" svg:width="1.269cm" svg:height="1.225cm" svg:x="12.116cm" svg:y="2.851cm" presentation:class="page-number" presentation:user-transformed="true">
        <draw:text-box>
          <text:p text:style-name="MP5"><text:span text:style-name="MT2"><text:page-number>&lt;編號&gt;</text:page-number></text:span></text:p>
        </draw:text-box>
      </draw:frame>
      <draw:frame draw:name="內容版面配置區 7" presentation:style-name="Mpr7" draw:text-style-name="MP3" draw:layer="backgroundobjects" svg:width="23.621cm" svg:height="12.699cm" svg:x="0.838cm" svg:y="4.242cm" presentation:class="outline" presentation:user-transformed="true">
        <draw:text-box>
          <text:list text:style-name="ML3">
            <text:list-item>
              <text:p><text:span text:style-name="MT5">請按滑鼠，編輯大綱文字格式。</text:span></text:p>
              <text:list>
                <text:list-item>
                  <text:p><text:span text:style-name="MT5">第二個大綱層次</text:span></text:p>
                  <text:list>
                    <text:list-item>
                      <text:p><text:span text:style-name="MT5">第三個大綱層次</text:span></text:p>
                      <text:list>
                        <text:list-item>
                          <text:p><text:span text:style-name="MT5">第四個大綱層次</text:span></text:p>
                          <text:list>
                            <text:list-item>
                              <text:p><text:span text:style-name="MT5">第五個大綱層次</text:span></text:p>
                              <text:list>
                                <text:list-item>
                                  <text:p><text:span text:style-name="MT5">第六個大綱層次</text:span></text:p>
                                  <text:list>
                                    <text:list-item>
                                      <text:p><text:span text:style-name="MT5">第七個大綱層次</text:span></text:p>
                                      <text:list>
                                        <text:list-item>
                                          <text:p><text:span text:style-name="MT5">第八個大綱層次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第九個大綱層次按一下以編輯母片文字樣式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第二層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第三層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預設_20_1-title" draw:layer="backgroundobjects" svg:width="14.848cm" svg:height="11.136cm" svg:x="3.075cm" svg:y="2.257cm" presentation:class="page"/>
        <draw:frame presentation:style-name="預設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date>2019-09-06T08:17:55.18</dc:date>
    <dc:creator>michael lyuee</dc:creator>
    <meta:editing-duration>PT11H36M43S</meta:editing-duration>
    <meta:editing-cycles>11</meta:editing-cycles>
    <meta:document-statistic meta:object-count="119"/>
  </office:meta>
</office:document-meta>
</file>